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666666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3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4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511cm" fo:min-width="0.21cm" fo:padding-top="0.151cm" fo:padding-bottom="0.151cm" fo:padding-left="0.276cm" fo:padding-right="0.276cm" draw:shadow-offset-x="0.203cm" draw:shadow-offset-y="0.203cm"/>
    </style:style>
    <style:style style:name="gr5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714cm" fo:min-width="0.211cm" fo:padding-top="0.151cm" fo:padding-bottom="0.151cm" fo:padding-left="0.276cm" fo:padding-right="0.276cm" draw:shadow-offset-x="0.203cm" draw:shadow-offset-y="0.203cm"/>
    </style:style>
    <style:style style:name="gr6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714cm" fo:min-width="0.21cm" fo:padding-top="0.151cm" fo:padding-bottom="0.151cm" fo:padding-left="0.276cm" fo:padding-right="0.276cm" draw:shadow-offset-x="0.203cm" draw:shadow-offset-y="0.203cm"/>
    </style:style>
    <style:style style:name="gr7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714cm" fo:min-width="0.211cm" fo:padding-top="0.151cm" fo:padding-bottom="0.151cm" fo:padding-left="0.276cm" fo:padding-right="0.276cm" draw:shadow-offset-x="0.203cm" draw:shadow-offset-y="0.203cm"/>
    </style:style>
    <style:style style:name="gr8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104cm" fo:min-width="0.209cm" fo:padding-top="0.151cm" fo:padding-bottom="0.151cm" fo:padding-left="0.276cm" fo:padding-right="0.276cm" draw:shadow-offset-x="0.203cm" draw:shadow-offset-y="0.203cm"/>
    </style:style>
    <style:style style:name="gr9" style:family="graphic" style:parent-style-name="objectwithoutfill">
      <style:graphic-properties svg:stroke-width="0.051cm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Long_20_Dot" svg:stroke-width="0.051cm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ea7500" draw:marker-start-width="0.279cm" draw:marker-end-width="0.279cm" draw:fill="solid" draw:fill-color="#ffb66c" draw:textarea-vertical-align="middle" draw:auto-grow-height="false" fo:min-height="0.714cm" fo:min-width="0.211cm" fo:padding-top="0.151cm" fo:padding-bottom="0.151cm" fo:padding-left="0.276cm" fo:padding-right="0.276cm" draw:shadow-offset-x="0.203cm" draw:shadow-offset-y="0.203cm"/>
    </style:style>
    <style:style style:name="gr12" style:family="graphic" style:parent-style-name="objectwithoutfill">
      <style:graphic-properties svg:stroke-width="0.051cm" svg:stroke-color="#069a2e" draw:marker-start-width="0.279cm" draw:marker-end-width="0.279cm" draw:fill="solid" draw:fill-color="#77bc65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13" style:family="graphic" style:parent-style-name="objectwithoutfill">
      <style:graphic-properties svg:stroke-width="0.051cm" svg:stroke-color="#ea7500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069a2e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3.072cm" fo:min-width="0cm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3465a4" draw:fill="none" draw:fill-color="#ffffff" fo:min-height="0.71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b66c"/>
      <style:paragraph-properties fo:text-align="center"/>
    </style:style>
    <style:style style:name="P5" style:family="paragraph">
      <loext:graphic-properties draw:fill="solid" draw:fill-color="#77bc65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3465a4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3465a4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37cm" svg:y1="2.142cm" svg:x2="11.054cm" svg:y2="2.142cm">
          <text:p/>
        </draw:line>
        <draw:custom-shape draw:style-name="gr2" draw:text-style-name="P2" draw:layer="layout" svg:width="0.762cm" svg:height="0.203cm" svg:x="1.637cm" svg:y="2.0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.737cm" svg:y="2.0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837cm" svg:y="2.0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937cm" svg:y="2.0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6.037cm" svg:y="2.0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637cm" svg:y="2.0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9.337cm" svg:y="2.0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.437cm" svg:y="2.0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037cm" svg:y1="2.842cm" svg:x2="11.054cm" svg:y2="2.842cm">
          <text:p/>
        </draw:line>
        <draw:custom-shape draw:style-name="gr3" draw:text-style-name="P3" draw:layer="layout" svg:width="0.762cm" svg:height="0.203cm" svg:x="2.737cm" svg:y="2.7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837cm" svg:y="2.7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937cm" svg:y="2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6.037cm" svg:y="2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637cm" svg:y="2.7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9.337cm" svg:y="2.7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.437cm" svg:y="2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.637cm" svg:y="2.7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037cm" svg:y1="3.642cm" svg:x2="11.054cm" svg:y2="3.642cm">
          <text:p/>
        </draw:line>
        <draw:custom-shape draw:style-name="gr3" draw:text-style-name="P3" draw:layer="layout" svg:width="0.762cm" svg:height="0.203cm" svg:x="2.737cm" svg:y="3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837cm" svg:y="3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937cm" svg:y="3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6.037cm" svg:y="3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9.337cm" svg:y="3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.437cm" svg:y="3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.637cm" svg:y="3.5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161cm" svg:y1="4.455cm" svg:x2="11.054cm" svg:y2="4.442cm">
          <text:p/>
        </draw:line>
        <draw:custom-shape draw:style-name="gr3" draw:text-style-name="P3" draw:layer="layout" svg:width="0.762cm" svg:height="0.203cm" svg:x="2.737cm" svg:y="4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837cm" svg:y="4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937cm" svg:y="4.3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6.037cm" svg:y="4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9.337cm" svg:y="4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.437cm" svg:y="4.3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901cm" svg:y1="5.242cm" svg:x2="11.054cm" svg:y2="5.242cm">
          <text:p/>
        </draw:line>
        <draw:custom-shape draw:style-name="gr2" draw:text-style-name="P2" draw:layer="layout" svg:width="0.762cm" svg:height="0.203cm" svg:x="3.837cm" svg:y="5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937cm" svg:y="5.1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6.037cm" svg:y="5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9.337cm" svg:y="5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.437cm" svg:y="5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137cm" svg:y="5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237cm" svg:y="5.1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911cm" svg:y1="4.023cm" svg:x2="19.581cm" svg:y2="4.019cm">
          <text:p/>
        </draw:line>
        <draw:line draw:style-name="gr1" draw:text-style-name="P1" draw:layer="layout" svg:x1="19.627cm" svg:y1="4.021cm" svg:x2="20.008cm" svg:y2="3.641cm">
          <text:p/>
        </draw:line>
        <draw:line draw:style-name="gr1" draw:text-style-name="P1" draw:layer="layout" svg:x1="19.007cm" svg:y1="3.242cm" svg:x2="20.011cm" svg:y2="3.623cm">
          <text:p/>
        </draw:line>
        <draw:line draw:style-name="gr1" draw:text-style-name="P1" draw:layer="layout" svg:x1="18.307cm" svg:y1="3.243cm" svg:x2="17.272cm" svg:y2="3.711cm">
          <text:p/>
        </draw:line>
        <draw:line draw:style-name="gr1" draw:text-style-name="P1" draw:layer="layout" svg:x1="17.853cm" svg:y1="4.089cm" svg:x2="17.344cm" svg:y2="3.623cm">
          <text:p/>
        </draw:line>
        <draw:line draw:style-name="gr1" draw:text-style-name="P1" draw:layer="layout" svg:x1="13.407cm" svg:y1="3.641cm" svg:x2="17.471cm" svg:y2="3.623cm">
          <text:p/>
        </draw:line>
        <draw:line draw:style-name="gr1" draw:text-style-name="P1" draw:layer="layout" svg:x1="13.007cm" svg:y1="3.241cm" svg:x2="13.407cm" svg:y2="3.64cm">
          <text:p/>
        </draw:line>
        <draw:line draw:style-name="gr1" draw:text-style-name="P1" draw:layer="layout" svg:x1="13.026cm" svg:y1="4.021cm" svg:x2="13.407cm" svg:y2="3.641cm">
          <text:p/>
        </draw:line>
        <draw:custom-shape draw:style-name="gr2" draw:text-style-name="P2" draw:layer="layout" svg:width="0.762cm" svg:height="0.203cm" svg:x="12.264cm" svg:y="3.11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011cm" svg:y1="3.623cm" svg:x2="21.681cm" svg:y2="3.619cm">
          <text:p/>
        </draw:line>
        <draw:custom-shape draw:style-name="gr4" draw:text-style-name="P3" draw:layer="layout" svg:width="0.762cm" svg:height="0.813cm" svg:x="13.363cm" svg:y="3.2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3cm" svg:height="1.016cm" svg:x="14.462cm" svg:y="3.1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62cm" svg:height="1.016cm" svg:x="15.563cm" svg:y="3.1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3cm" svg:height="1.016cm" svg:x="16.663cm" svg:y="3.1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3cm" svg:height="1.016cm" svg:x="19.964cm" svg:y="3.1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3cm" svg:height="1.016cm" svg:x="21.065cm" svg:y="3.1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1cm" svg:height="0.406cm" svg:x="12.264cm" svg:y="3.8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7.764cm" svg:y="3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8.864cm" svg:y="3.9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1cm" svg:height="0.406cm" svg:x="18.264cm" svg:y="3.119cm">
          <text:p/>
          <draw:enhanced-geometry svg:viewBox="0 0 21600 21600" draw:type="rectangle" draw:enhanced-path="M 0 0 L 21600 0 21600 21600 0 21600 0 0 Z N"/>
        </draw:custom-shape>
        <draw:path draw:style-name="gr9" draw:text-style-name="P1" draw:layer="layout" svg:width="0.819cm" svg:height="0.917cm" draw:transform="skewX (0.115366263556825) rotate (0.93270395226577) translate (4.17699999637014cm 2.1429999965949cm)" svg:viewBox="0 0 820 918" svg:d="M0 0c1066 0 787 918 787 918">
          <text:p/>
        </draw:path>
        <draw:path draw:style-name="gr9" draw:text-style-name="P1" draw:layer="layout" svg:width="1.092cm" svg:height="1.156cm" draw:transform="skewX (0.589048622548086) rotate (2.57593144301843) translate (2.94106304561982cm 2.7250197806225cm)" svg:viewBox="0 0 1093 1157" svg:d="M1093 0c-1421 0-1049 1157-1049 1157">
          <text:p/>
        </draw:path>
        <draw:path draw:style-name="gr9" draw:text-style-name="P1" draw:layer="layout" svg:width="0.819cm" svg:height="0.917cm" draw:transform="skewX (0.115366263556825) rotate (0.93270395226577) translate (4.17799999637014cm 2.843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4.17799999637014cm 3.643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4.17899999637014cm 4.444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4.17899999637014cm 5.244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9.67899999637014cm 3.644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9.67999999637014cm 2.845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9.67999999637014cm 2.145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9.67999999637013cm 4.445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9.67999999637014cm 5.2459999965949cm)" svg:viewBox="0 0 820 918" svg:d="M0 0c1066 0 787 918 787 918">
          <text:p/>
        </draw:path>
        <draw:path draw:style-name="gr9" draw:text-style-name="P1" draw:layer="layout" svg:width="0.819cm" svg:height="0.917cm" draw:transform="skewX (0.115366263556825) rotate (0.93270395226577) translate (7.47999999637014cm 5.2459999965949cm)" svg:viewBox="0 0 820 918" svg:d="M0 0c1066 0 787 918 787 918">
          <text:p/>
        </draw:path>
        <draw:path draw:style-name="gr9" draw:text-style-name="P1" draw:layer="layout" svg:width="1.981cm" svg:height="1.452cm" draw:transform="skewX (-0.990648883431981) rotate (0.339117473662498) translate (5.31999996121248cm 2.8449999904657cm)" svg:viewBox="0 0 1982 1453" svg:d="M0 0c2574 0 1903 1453 1903 1453">
          <text:p/>
        </draw:path>
        <draw:path draw:style-name="gr9" draw:text-style-name="P1" draw:layer="layout" svg:width="1.981cm" svg:height="1.452cm" draw:transform="skewX (-0.990648883431981) rotate (0.339117473662498) translate (5.3209999612125cm 3.6459999904657cm)" svg:viewBox="0 0 1982 1453" svg:d="M0 0c2574 0 1903 1453 1903 1453">
          <text:p/>
        </draw:path>
        <draw:path draw:style-name="gr9" draw:text-style-name="P1" draw:layer="layout" svg:width="1.474cm" svg:height="1.077cm" draw:transform="skewX (0.765850475775112) rotate (1.23290058360879) translate (20.3079999999893cm 3.62299999997869cm)" svg:viewBox="0 0 1475 1078" svg:d="M0 0c1916 0 1416 1078 1416 1078">
          <text:p/>
        </draw:path>
        <draw:path draw:style-name="gr9" draw:text-style-name="P1" draw:layer="layout" svg:width="1.475cm" svg:height="1.077cm" draw:transform="skewX (0.767072206251508) rotate (1.23307511653399) translate (14.8089999251445cm 3.6239998511665cm)" svg:viewBox="0 0 1476 1078" svg:d="M0 0c1917 0 1418 1078 1418 1078">
          <text:p/>
        </draw:path>
        <draw:path draw:style-name="gr9" draw:text-style-name="P1" draw:layer="layout" svg:width="0.731cm" svg:height="0.851cm" draw:transform="skewX (-0.0699877030049725) rotate (0.841423232386466) translate (18.109cm 4.024cm)" svg:viewBox="0 0 732 852" svg:d="M0 0c953 0 702 852 702 852">
          <text:p/>
        </draw:path>
        <draw:path draw:style-name="gr10" draw:text-style-name="P1" draw:layer="layout" svg:width="2.614cm" svg:height="3.059cm" draw:transform="skewX (-0.196524073774561) rotate (0.775973385436679) translate (15.9499998800881cm 3.623999918263cm)" svg:viewBox="0 0 2615 3060" svg:d="M0 0c3402-1 2509 3060 2509 3060">
          <text:p/>
        </draw:path>
        <draw:path draw:style-name="gr9" draw:text-style-name="P1" draw:layer="layout" svg:width="1.317cm" svg:height="1.934cm" draw:transform="rotate (-2.27608387752581) translate (14.8032119977285cm 3.6444442711773cm)" svg:viewBox="0 0 1318 1935" svg:d="M0 0c2067 0 1084 1935 1084 1935">
          <text:p/>
        </draw:path>
        <draw:line draw:style-name="gr1" draw:text-style-name="P1" draw:layer="layout" svg:x1="28.98cm" svg:y1="4.026cm" svg:x2="30.65cm" svg:y2="4.022cm">
          <text:p/>
        </draw:line>
        <draw:line draw:style-name="gr1" draw:text-style-name="P1" draw:layer="layout" svg:x1="30.696cm" svg:y1="4.024cm" svg:x2="31.077cm" svg:y2="3.644cm">
          <text:p/>
        </draw:line>
        <draw:line draw:style-name="gr1" draw:text-style-name="P1" draw:layer="layout" svg:x1="30.076cm" svg:y1="3.245cm" svg:x2="31.08cm" svg:y2="3.626cm">
          <text:p/>
        </draw:line>
        <draw:line draw:style-name="gr1" draw:text-style-name="P1" draw:layer="layout" svg:x1="29.376cm" svg:y1="3.246cm" svg:x2="28.215cm" svg:y2="3.772cm">
          <text:p/>
        </draw:line>
        <draw:line draw:style-name="gr1" draw:text-style-name="P1" draw:layer="layout" svg:x1="28.922cm" svg:y1="4.092cm" svg:x2="28.413cm" svg:y2="3.626cm">
          <text:p/>
        </draw:line>
        <draw:line draw:style-name="gr1" draw:text-style-name="P1" draw:layer="layout" svg:x1="24.476cm" svg:y1="3.644cm" svg:x2="28.54cm" svg:y2="3.626cm">
          <text:p/>
        </draw:line>
        <draw:line draw:style-name="gr1" draw:text-style-name="P1" draw:layer="layout" svg:x1="24.076cm" svg:y1="3.244cm" svg:x2="24.476cm" svg:y2="3.643cm">
          <text:p/>
        </draw:line>
        <draw:line draw:style-name="gr1" draw:text-style-name="P1" draw:layer="layout" svg:x1="24.095cm" svg:y1="4.024cm" svg:x2="24.476cm" svg:y2="3.644cm">
          <text:p/>
        </draw:line>
        <draw:custom-shape draw:style-name="gr2" draw:text-style-name="P2" draw:layer="layout" svg:width="0.762cm" svg:height="0.203cm" svg:x="23.333cm" svg:y="3.12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1.08cm" svg:y1="3.626cm" svg:x2="32.75cm" svg:y2="3.622cm">
          <text:p/>
        </draw:line>
        <draw:custom-shape draw:style-name="gr4" draw:text-style-name="P3" draw:layer="layout" svg:width="0.762cm" svg:height="0.813cm" svg:x="24.432cm" svg:y="3.2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3cm" svg:height="1.016cm" svg:x="25.531cm" svg:y="3.1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62cm" svg:height="1.016cm" svg:x="26.632cm" svg:y="3.1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3cm" svg:height="1.016cm" svg:x="27.732cm" svg:y="3.1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63cm" svg:height="1.016cm" svg:x="31.033cm" svg:y="3.1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63cm" svg:height="1.016cm" svg:x="32.134cm" svg:y="3.1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1cm" svg:height="0.406cm" svg:x="23.333cm" svg:y="3.8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762cm" svg:height="0.203cm" svg:x="28.833cm" svg:y="3.9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762cm" svg:height="0.203cm" svg:x="29.933cm" svg:y="3.9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1cm" svg:height="0.406cm" svg:x="29.333cm" svg:y="3.122cm">
          <text:p/>
          <draw:enhanced-geometry svg:viewBox="0 0 21600 21600" draw:type="rectangle" draw:enhanced-path="M 0 0 L 21600 0 21600 21600 0 21600 0 0 Z N"/>
        </draw:custom-shape>
        <draw:path draw:style-name="gr13" draw:text-style-name="P1" draw:layer="layout" svg:width="1.474cm" svg:height="1.077cm" draw:transform="skewX (0.765850475775112) rotate (1.23290058360879) translate (31.3769999999893cm 3.6259999999787cm)" svg:viewBox="0 0 1475 1078" svg:d="M0 0c1916 0 1416 1078 1416 1078">
          <text:p/>
        </draw:path>
        <draw:path draw:style-name="gr9" draw:text-style-name="P1" draw:layer="layout" svg:width="1.475cm" svg:height="1.077cm" draw:transform="skewX (0.767072206251508) rotate (1.23307511653399) translate (25.8779999251445cm 3.6269998511665cm)" svg:viewBox="0 0 1476 1078" svg:d="M0 0c1917 0 1418 1078 1418 1078">
          <text:p/>
        </draw:path>
        <draw:path draw:style-name="gr14" draw:text-style-name="P1" draw:layer="layout" svg:width="0.731cm" svg:height="0.851cm" draw:transform="skewX (-0.0699877030049726) rotate (0.841423232386466) translate (29.178cm 4.027cm)" svg:viewBox="0 0 732 852" svg:d="M0 0c953 0 702 852 702 852">
          <text:p/>
        </draw:path>
        <draw:path draw:style-name="gr9" draw:text-style-name="P1" draw:layer="layout" svg:width="1.317cm" svg:height="1.934cm" draw:transform="rotate (-2.27608387752581) translate (25.8722119977285cm 3.6474442711773cm)" svg:viewBox="0 0 1318 1935" svg:d="M0 0c2067 0 1084 1935 1084 1935">
          <text:p/>
        </draw:path>
        <draw:custom-shape draw:style-name="gr15" draw:text-style-name="P6" draw:layer="layout" svg:width="0.635cm" svg:height="3.556cm" svg:x="11.414cm" svg:y="1.8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6" draw:text-style-name="P1" draw:layer="layout" svg:x1="22.082cm" svg:y1="3.667cm" svg:x2="23.098cm" svg:y2="3.667cm">
          <text:p/>
        </draw:line>
        <draw:frame draw:style-name="gr17" draw:text-style-name="P7" draw:layer="layout" svg:width="1.651cm" svg:height="0.962cm" svg:x="13.319cm" svg:y="4.102cm">
          <draw:text-box>
            <text:p><text:span text:style-name="T1">A</text:span></text:p>
          </draw:text-box>
        </draw:frame>
        <draw:frame draw:style-name="gr17" draw:text-style-name="P7" draw:layer="layout" svg:width="1.651cm" svg:height="0.962cm" svg:x="17.664cm" svg:y="1.762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5:10:59.965705151</meta:creation-date>
    <meta:generator>LibreOffice/6.4.7.2$Linux_X86_64 LibreOffice_project/40$Build-2</meta:generator>
    <dc:date>2022-01-19T16:52:50.948274328</dc:date>
    <meta:editing-duration>PT1H5M7S</meta:editing-duration>
    <meta:editing-cycles>21</meta:editing-cycles>
    <meta:document-statistic meta:object-count="108"/>
  </office:meta>
</office:document-meta>
</file>